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07e9653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0825d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12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5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officeooo:rsid="0065bb0c" style:font-size-asian="36pt" style:font-size-complex="36pt"/>
    </style:style>
    <style:style style:name="T2" style:family="text">
      <style:text-properties style:font-name="Great Vibes" fo:font-size="36pt" officeooo:rsid="007e9653" style:font-size-asian="36pt" style:font-size-complex="36pt"/>
    </style:style>
    <style:style style:name="T3" style:family="text">
      <style:text-properties officeooo:rsid="0065bb0c"/>
    </style:style>
    <style:style style:name="T4" style:family="text">
      <style:text-properties officeooo:rsid="007e9653"/>
    </style:style>
    <style:style style:name="T5" style:family="text">
      <style:text-properties officeooo:rsid="00825d29"/>
    </style:style>
    <style:style style:name="T6" style:family="text">
      <style:text-properties style:font-name="Great Vibes1" fo:font-size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text:anchor-type="paragraph" draw:z-index="0" draw:name="Text Frame 1" draw:style-name="gr2" draw:text-style-name="P14" svg:width="5.8858in" svg:height="0.4886in" svg:x="0.0626in" svg:y="0.4465in"><draw:text-box><text:p text:style-name="P13"><text:span text:style-name="T6">Capitulo 6: Complejidad</text:span></text:p></draw:text-box></draw:frame><draw:frame text:anchor-type="paragraph" draw:z-index="1" draw:name="Text Frame 2" draw:style-name="gr4" draw:text-style-name="P17" svg:width="5.9969in" svg:height="3.4307in" svg:x="0.0161in" svg:y="4.7465in"><draw:text-box><text:p text:style-name="P16"><text:span text:style-name="T7">“</text:span><text:span text:style-name="T7">Frase introductoria.”</text:span></text:p></draw:text-box></draw:frame></text:p>
      <text:p text:style-name="P9"><draw:frame text:anchor-type="paragraph" draw:z-index="2" draw:name="Text Frame 4" draw:style-name="gr3" draw:text-style-name="P15" svg:width="5.9276in" svg:height="6.0622in" svg:x="0.0311in" svg:y="0.9228in"><draw:text-box><text:p/></draw:text-box></draw:frame></text:p>
      <text:p text:style-name="P6"><text:tab/></text:p>
      <text:p text:style-name="P4"/>
      <text:p text:style-name="P4"><draw:frame text:anchor-type="paragraph" draw:z-index="3" draw:name="Text Frame 3" draw:style-name="gr2" draw:text-style-name="P14" svg:width="5.8858in" svg:height="0.4886in" svg:x="0.0626in" svg:y="-0.2098in"><draw:text-box><text:p text:style-name="P13"><text:span text:style-name="T6">Introduccion</text:span></text:p></draw:text-box></draw:frame></text:p>
      <text:p text:style-name="P4"/>
      <text:p text:style-name="P4"/>
      <text:p text:style-name="P4"/>
      <text:p text:style-name="P4"><text:span text:style-name="T2"><text:tab/></text:span><text:span text:style-name="T1">A</text:span><text:span text:style-name="T3"> lo largo de los próximos capítulos, desarrollaremos un computador y lo pondremos a prueba.</text:span></text:p>
      <text:p text:style-name="P3"><text:span text:style-name="T4">Lo utilizaremos para realizar</text:span> un experimento que nos ayudara a entender un poco mejor lo que nosotros somos.</text:p>
      <text:p text:style-name="P3">Y espero que, nos ayude a desvelar algunos de los muchos misterios que rodean a la vida.</text:p>
      <text:p text:style-name="P3"/>
      <text:p text:style-name="P3"><draw:frame text:anchor-type="paragraph" draw:z-index="4" draw:name="Text Frame 5" draw:style-name="gr1" draw:text-style-name="P12" svg:width="5.9276in" svg:height="0.2406in" svg:x="0.0717in" svg:y="0.2008in"><draw:text-box><text:p/></draw:text-box></draw:frame></text:p>
      <text:p text:style-name="P3"/>
      <text:section text:style-name="Sect1" text:name="Section1">
        <text:p text:style-name="P5">El modelo de computador que voy a proponer no es electrónico como aquellos que utilizamos a diario<text:span text:style-name="T4">.</text:span></text:p>
        <text:p text:style-name="P5"/>
        <text:p text:style-name="P7"><text:span text:style-name="T4">P</text:span>odemos decir que se trata de un computador "biológico", </text:p>
        <text:p text:style-name="P7"><text:span text:style-name="T5"><text:tab/></text:span>ya que la maquina esta viva.</text:p>
      </text:section>
      <text:p text:style-name="P5"/>
      <text:p text:style-name="P5"/>
      <text:p text:style-name="P5"><draw:frame text:anchor-type="paragraph" draw:z-index="5" draw:name="Text Frame 6" draw:style-name="gr1" draw:text-style-name="P12" svg:width="5.9276in" svg:height="0.2406in" svg:x="0.0425in" svg:y="0.0189in"><draw:text-box><text:p/></draw:text-box></draw:frame></text:p>
      <text:p text:style-name="P5"/>
      <text:p text:style-name="P5"/>
      <text:p text:style-name="P3">Y aunque no disponemos de los recursos necesarios para crear vida en el laboratorio, podremos simularlo con abstracciones matemática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Introduccion:</text:p>
      <text:p text:style-name="P3"/>
      <text:p text:style-name="P3">Hablaremos ahora de "potencia" de calculo.</text:p>
      <text:p text:style-name="P3">La palabra potencia puede ser interpretada de formas diferentes, como una medida del consumo energetico, o la cantidad de trabajo entregado por unidad de tiempo.</text:p>
      <text:p text:style-name="P3"/>
      <text:p text:style-name="P3">Pero lo que yo intento expresar aqui, cuando hablo de potencia esta relacionado con la complejidad de los problemas.</text:p>
      <text:p text:style-name="P3">El objetivo sera averiguar, cual es la complejidad de los problemas que este sistema podria abordar.</text:p>
      <text:p text:style-name="P3"/>
      <text:p text:style-name="P3"/>
      <text:p text:style-name="P3"/>
      <text:p text:style-name="P3"/>
      <text:p text:style-name="P3"/>
      <text:p text:style-name="P3"/>
      <text:p text:style-name="P3">/***************************************************************/</text:p>
      <text:p text:style-name="P3">////////////////////////////////////////////////////////////////</text:p>
      <text:p text:style-name="P3"/>
      <text:p text:style-name="P3"/>
      <text:p text:style-name="P3"/>
      <text:p text:style-name="P3">Hasta ahora, </text:p>
      <text:p text:style-name="P3">hemos visto a grandes rasgos como esta compuesto el sistema, y lo hemos visto en acción.</text:p>
      <text:p text:style-name="P3">Hemos comprobado también que es muy eficiente.</text:p>
      <text:p text:style-name="P3">Notablemente.</text:p>
      <text:p text:style-name="P3">Extraordinariamente eficiente.</text:p>
      <text:p text:style-name="P3"/>
      <text:p text:style-name="P3">Ahora quisiera medir su "potencia de calculo".</text:p>
      <text:p text:style-name="P3"><text:soft-page-break/>Y digo potencia en el sentido de </text:p>
      <text:p text:style-name="P3">cual es en realidad la complejidad de los problemas que puede abordar ?</text:p>
      <text:p text:style-name="P3">Lo hemos visto en acción con un problema simple.</text:p>
      <text:p text:style-name="P3">Podrá abordar problemas mas complejos que ese ?</text:p>
      <text:p text:style-name="P3"/>
      <text:p text:style-name="P3"/>
      <text:p text:style-name="P3">Potencia de calculo:</text:p>
      <text:p text:style-name="P3"/>
      <text:p text:style-name="P3">En física la potencia puede ser definida como la cantidad de trabajo entregada por unidad de tiempo.</text:p>
      <text:p text:style-name="P3">Y aunque esta definición es, en el caso que nos ocupa, hasta cierto punto satisfactoria, todavía no responde a la pregunta que estamos planteando.</text:p>
      <text:p text:style-name="P3">cual es la complejidad de los problemas que esta maquina puede abordar ?</text:p>
      <text:p text:style-name="P3"/>
      <text:p text:style-name="P3">Coincidiendo con la definición de potencia que da la física han sido creados una clase de computadores que informalmente llamamos "súper-computadores", cuya principal característica es la de realizar una gran cantidad de operaciones por unidad de tiempo.</text:p>
      <text:p text:style-name="P3">Estos computadores son utilizados principalmente en la resolución de problemas científicos.</text:p>
      <text:p text:style-name="P3"/>
      <text:p text:style-name="P3">Y aunque un incremento en la velocidad de calculo nos permite también incrementar hasta cierto punto la complejidad de los problemas abordables, esta solución no funcionara en todos los casos.</text:p>
      <text:p text:style-name="P3">Existen problemas que seguirán siendo inabordables independientemente de la velocidad que puedan alcanzar los procesadores.</text:p>
      <text:p text:style-name="P3"/>
      <text:p text:style-name="P3">De modo que, para el análisis que estamos realizando, en cuanto a potencia de calculo querriamos saber,</text:p>
      <text:p text:style-name="P3">cual es la complejidad de los problemas que puede resolver,</text:p>
      <text:p text:style-name="P3">y ademas, a que velocidad puede realizar el calculo.</text:p>
      <text:p text:style-name="P3"/>
      <text:p text:style-name="P3">Hablamos de potencia de calculo en función de la complejidad de los problemas.</text:p>
      <text:p text:style-name="P3">Empezaremos el análisis viendo cuales son las características que hacen que un problema sea mas complejo que otro.</text:p>
      <text:p text:style-name="P3"/>
      <text:p text:style-name="P3"><text:soft-page-break/>Hablaremos de complejidad de los problemas en este capitulo, y dejaremos el análisis de la potencia de calculo para el siguiente capitulo.</text:p>
      <text:p text:style-name="P3"/>
      <text:p text:style-name="P3"/>
      <text:p text:style-name="P3">Complejidad de un problema:</text:p>
      <text:p text:style-name="P3"/>
      <text:p text:style-name="P3">No todos los problemas son iguales.</text:p>
      <text:p text:style-name="P3"/>
      <text:p text:style-name="P3">Algunos pueden resolverse fácilmente, otros requerirán un esfuerzo mayor, mientras que otros podrían considerarse inabordables o incluso irresolubles.</text:p>
      <text:p text:style-name="P3"/>
      <text:p text:style-name="P3">Así podríamos clasificar a los problemas de acuerdo con su complejidad.</text:p>
      <text:p text:style-name="P3"/>
      <text:p text:style-name="P3">No es el objetivo de este relato explicar en detalle teoría de la complejidad de los problemas, eso requeriría otro libro, o varios.</text:p>
      <text:p text:style-name="P3">Y este relato, como he comentado al principio, esta dirigido a todas las personas.</text:p>
      <text:p text:style-name="P3">De modo que no vamos a realizar aquí grandes desarrollos matemáticos.</text:p>
      <text:p text:style-name="P3"/>
      <text:p text:style-name="P3">Y aun así, todavía podremos hablar de complejidad, de una forma simplificada, y a la vez rigurosa, que nos permita hacernos una idea aproximada de lo que la complejidad es.</text:p>
      <text:p text:style-name="P3"/>
      <text:p text:style-name="P3">Porque aunque existen problemas de diferentes tipos, con diferentes factores que incrementan su complejidad, también es cierto que, la mayoría de los problemas pueden transformarse en problemas de decisión.</text:p>
      <text:p text:style-name="P3"/>
      <text:p text:style-name="P3">Y utilizaremos esta idea.</text:p>
      <text:p text:style-name="P3">'Las decisiones incrementan la complejidad del problema'.</text:p>
      <text:p text:style-name="P3"/>
      <text:p text:style-name="P3">Una decisión puede verse como, una bifurcación en el camino.</text:p>
      <text:p text:style-name="P3">Por donde debo continuar ?</text:p>
      <text:p text:style-name="P3"/>
      <text:p text:style-name="P3">El numero de decisiones que deben tomarse para encontrar la solución es un buen indicador del grado de complejidad de un problema.</text:p>
      <text:p text:style-name="P3"/>
      <text:p text:style-name="P3"/>
      <text:p text:style-name="P3"><text:soft-page-break/>Las decisiones tienen coste.</text:p>
      <text:p text:style-name="P3"/>
      <text:p text:style-name="P3">Con cada decisión el camino se bifurca </text:p>
      <text:p text:style-name="P3">y a medida que aumenta el numero de decisiones que deben tomarse aumentan el numero de caminos posibles que debemos recorrer para encontrar la solución del problema.</text:p>
      <text:p text:style-name="P3"/>
      <text:p text:style-name="P3">(dibujo)</text:p>
      <text:p text:style-name="P3"/>
      <text:p text:style-name="P3">Y a medida que se agregan mas y mas decisiones, rápidamente el numero de caminos tiende a infinito, </text:p>
      <text:p text:style-name="P3">o dicho de otro modo, </text:p>
      <text:p text:style-name="P3">el numero de caminos se vuelve demasiado grande para recorrerlos todos con el tiempo y recursos disponibles.</text:p>
      <text:p text:style-name="P3"/>
      <text:p text:style-name="P3">Veamos un ejemplo.</text:p>
      <text:p text:style-name="P3">Digamos que queremos saber como ganar una partida de ajedrez.</text:p>
      <text:p text:style-name="P3">Analicemos las posibilidades.</text:p>
      <text:p text:style-name="P3"/>
      <text:p text:style-name="P3">Partiendo del estado inicial, </text:p>
      <text:p text:style-name="P3">el tablero con las fichas en su posición de salida, </text:p>
      <text:p text:style-name="P3">cuantos posibles movimientos pueden hacerse a partir de aquí ?</text:p>
      <text:p text:style-name="P3"/>
      <text:p text:style-name="P3">Desde la posición inicial, </text:p>
      <text:p text:style-name="P3">pueden moverse alguno de los peones o alguno de los caballos.</text:p>
      <text:p text:style-name="P3">Y esto significa, 20 posibles movimientos diferentes.</text:p>
      <text:p text:style-name="P3">Cual sera el mejor de ellos ?</text:p>
      <text:p text:style-name="P3"/>
      <text:p text:style-name="P3">Tendré que probarlos todos para compararlos.</text:p>
      <text:p text:style-name="P3">Solo para comenzar la partida, desde el punto de salida pueden verse 20 posibles caminos diferentes.</text:p>
      <text:p text:style-name="P3"/>
      <text:p text:style-name="P3">Y cuantos movimientos diferentes podrían hacer las negras para responder a esta primera jugada de las blancas ?</text:p>
      <text:p text:style-name="P3">Otros 20.</text:p>
      <text:p text:style-name="P3"/>
      <text:p text:style-name="P3">Esto creara </text:p>
      <text:p text:style-name="P3"><text:soft-page-break/>20 por 20 = 400 escenarios diferentes.</text:p>
      <text:p text:style-name="P3"/>
      <text:p text:style-name="P3">Solo se han movido 2 fichas, una blanca y una negra, y ya se han abierto 400 caminos diferentes.</text:p>
      <text:p text:style-name="P3">Y con cada nuevo movimiento el numero de posibles caminos se multiplica.</text:p>
      <text:p text:style-name="P3"/>
      <text:p text:style-name="P3">Este problema ciertamente no es trivial.</text:p>
      <text:p text:style-name="P3"/>
      <text:p text:style-name="P3">Cual de todos estos caminos me llevara al estado final deseado ?</text:p>
      <text:p text:style-name="P3">Cual de todos ellos me llevara a ganar la partida ?</text:p>
      <text:p text:style-name="P3"/>
      <text:p text:style-name="P3">Tendré que recorrerlos todos para saberlo.</text:p>
      <text:p text:style-name="P3"/>
      <text:p text:style-name="P3">Resolver este problema requerirá recursos como tiempo y memoria.</text:p>
      <text:p text:style-name="P3"/>
      <text:p text:style-name="P3">Tiempo, para recorrer todos los posibles caminos,</text:p>
      <text:p text:style-name="P3">Y memoria, para recordarlos todos y poder compararlos.</text:p>
      <text:p text:style-name="P3">Solo así sabre cual es el mejor.</text:p>
      <text:p text:style-name="P3"/>
      <text:p text:style-name="P3">Las decisiones, incrementan la complejidad del problema, y los recursos necesarios para resolverlo.</text:p>
      <text:p text:style-name="P3">Esto se transforma en un incremento en el coste.</text:p>
      <text:p text:style-name="P3"/>
      <text:p text:style-name="P3">Podemos decir que las decisiones son el problema.</text:p>
      <text:p text:style-name="P3">Y cuantas mas decisiones, mayor es el problema.</text:p>
      <text:p text:style-name="P3"/>
      <text:p text:style-name="P3">En resumen.</text:p>
      <text:p text:style-name="P3">Los problemas se vuelven mas complejos a medida que aumenta el numero de decisiones que deben tomarse para resolverlo.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33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1-19T18:26:22.806000000</dc:date>
    <meta:editing-duration>PT17H38M48S</meta:editing-duration>
    <meta:editing-cycles>169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94" meta:word-count="1032" meta:character-count="6543" meta:non-whitespace-character-count="5591"/>
  </office:meta>
</office:document-meta>
</file>